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. D. Frons, Jr.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17, 1893</text:p>
      <text:p text:style-name="P6">Month<text:tab/><text:tab/><text:tab/><text:tab/><text:tab/><text:tab/>April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3">UNIVERSITY EXTENSION.<text:span text:style-name="T2">/</text:span></text:p>
      <text:p text:style-name="P3"><text:span text:style-name="T2">ASSOCIATION LOCAL CENTRE,/</text:span></text:p>
      <text:p text:style-name="P3"><text:span text:style-name="T2">FIFTEENTH AND CHESTNUT STREETS./</text:span></text:p>
      <text:p text:style-name="P4"><text:span text:style-name="T2">PHILADELPHIA, April 17' '93./</text:span></text:p>
      <text:p text:style-name="P3"><text:span text:style-name="T2">Rev. Dr. S. Morais,/</text:span></text:p>
      <text:p text:style-name="P3"><text:span text:style-name="T2"><text:tab/>546 N. 5" St./</text:span></text:p>
      <text:p text:style-name="P3"><text:span text:style-name="T2"><text:tab/><text:tab/>Phila./</text:span></text:p>
      <text:p text:style-name="P3"><text:span text:style-name="T2">Dear Sir:-/</text:span></text:p>
      <text:p text:style-name="P3"><text:span text:style-name="T2"><text:tab/>The Committee of Management/ request the honor of your presence,/ to occupy a seat on the platform,/ on the occasion of Prof. Moulton's/ last lecture in Philadelphia,/ tomorrow afternoon at 4:30, in Asso-/ciation Hall. <text:s/>It is felt that such/ a courtesy as this, extended by his/ friends in the city, will be appreciated/ by Prof Moulton./</text:span></text:p>
      <text:p text:style-name="P3"><text:span text:style-name="T2"><text:tab/>Yours respectfully,/ C D Frons, Jr./ Sec'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53:16.91</meta:creation-date>
    <dc:date>2011-12-08T13:56:31.06</dc:date>
    <dc:creator>Penn Libraries</dc:creator>
    <meta:editing-duration>PT00H03M1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0" meta:word-count="254" meta:character-count="1821"/>
  </office:meta>
</office:document-meta>
</file>